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92216BF1CE933B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4.801cm"/>
    </style:style>
    <style:style style:name="IntegrantesGrupo.C" style:family="table-column">
      <style:table-column-properties style:column-width="10.095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6" style:family="table-row">
      <style:table-row-properties style:min-row-height="1.048cm"/>
    </style:style>
    <style:style style:name="IntegrantesGrupo.A6" style:family="table-cell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02cm"/>
    </style:style>
    <style:style style:name="Tabla1.1" style:family="table-row">
      <style:table-row-properties style:min-row-height="0.596cm" fo:keep-together="auto"/>
    </style:style>
    <style:style style:name="Tabla1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1.2" style:family="table-row">
      <style:table-row-properties style:min-row-height="0.841cm"/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0.841cm"/>
    </style:style>
    <style:style style:name="Tabla1.4" style:family="table-row">
      <style:table-row-properties style:min-row-height="1.03cm"/>
    </style:style>
    <style:style style:name="Tabla1.5" style:family="table-row">
      <style:table-row-properties style:min-row-height="0.841cm"/>
    </style:style>
    <style:style style:name="Tabla1.6" style:family="table-row">
      <style:table-row-properties style:min-row-height="0.841cm"/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9.502cm"/>
    </style:style>
    <style:style style:name="Tabla2.1" style:family="table-row">
      <style:table-row-properties style:min-row-height="0.596cm" fo:keep-together="auto"/>
    </style:style>
    <style:style style:name="Tabla2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2.2" style:family="table-row">
      <style:table-row-properties style:min-row-height="0.841cm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style:min-row-height="0.841cm"/>
    </style:style>
    <style:style style:name="Tabla2.4" style:family="table-row">
      <style:table-row-properties style:min-row-height="1.03cm"/>
    </style:style>
    <style:style style:name="Tabla2.5" style:family="table-row">
      <style:table-row-properties style:min-row-height="0.841cm"/>
    </style:style>
    <style:style style:name="Tabla2.6" style:family="table-row">
      <style:table-row-properties style:min-row-height="0.841cm"/>
    </style:style>
    <style:style style:name="Tabla2.7" style:family="table-row">
      <style:table-row-properties style:min-row-height="0.841cm"/>
    </style:style>
    <style:style style:name="Tabla2.8" style:family="table-row">
      <style:table-row-properties style:min-row-height="0.841cm"/>
    </style:style>
    <style:style style:name="Tabla2.9" style:family="table-row">
      <style:table-row-properties style:min-row-height="0.841cm"/>
    </style:style>
    <style:style style:name="Tabla2.10" style:family="table-row">
      <style:table-row-properties style:min-row-height="0.841cm"/>
    </style:style>
    <style:style style:name="Tabla2.11" style:family="table-row">
      <style:table-row-properties style:min-row-height="0.841cm"/>
    </style:style>
    <style:style style:name="Tabla2.12" style:family="table-row">
      <style:table-row-properties style:min-row-height="0.841cm"/>
    </style:style>
    <style:style style:name="P1" style:family="paragraph" style:parent-style-name="Standard">
      <style:paragraph-properties fo:margin-top="0cm" fo:margin-bottom="0.152cm" loext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f256a9"/>
    </style:style>
    <style:style style:name="P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cm" fo:margin-bottom="0.051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officeooo:paragraph-rsid="02104caf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size="3pt" officeooo:paragraph-rsid="01f6fd69" style:font-size-asian="2.59999990463257pt" style:font-size-complex="3pt"/>
    </style:style>
    <style:style style:name="P15" style:family="paragraph" style:parent-style-name="Table_20_Contents">
      <style:paragraph-properties fo:text-align="start" style:justify-single-word="false"/>
      <style:text-properties officeooo:paragraph-rsid="01f6fd69"/>
    </style:style>
    <style:style style:name="P16" style:family="paragraph" style:parent-style-name="Table_20_Contents">
      <style:paragraph-properties fo:text-align="start" style:justify-single-word="false"/>
      <style:text-properties officeooo:paragraph-rsid="02104caf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17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7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officeooo:paragraph-rsid="02104caf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officeooo:paragraph-rsid="02104caf" fo:background-color="#ffff0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104caf" officeooo:paragraph-rsid="02104caf"/>
    </style:style>
    <style:style style:name="P22" style:family="paragraph" style:parent-style-name="Table_20_Contents" style:list-style-name="L17">
      <style:paragraph-properties fo:margin-top="0cm" fo:margin-bottom="0cm" loext:contextual-spacing="false" fo:line-height="100%" fo:text-align="start" style:justify-single-word="false"/>
      <style:text-properties officeooo:paragraph-rsid="02104caf"/>
    </style:style>
    <style:style style:name="P2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4caf"/>
    </style:style>
    <style:style style:name="P24" style:family="paragraph" style:parent-style-name="Table_20_Contents" style:list-style-name="L17">
      <style:paragraph-properties fo:margin-top="0cm" fo:margin-bottom="0cm" loext:contextual-spacing="false" fo:line-height="100%" fo:text-align="start" style:justify-single-word="false"/>
      <style:text-properties fo:font-weight="bold" officeooo:paragraph-rsid="02104caf" style:font-weight-asian="bold" style:font-weight-complex="bold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fo:background-color="#ffff0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c9211e" officeooo:rsid="02104caf" officeooo:paragraph-rsid="02104caf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6pt" fo:language="gl" fo:country="ES" fo:font-weight="bold" officeooo:rsid="014e8ab7" officeooo:paragraph-rsid="0210a357" style:font-size-asian="5.25pt" style:font-weight-asian="bold" style:font-name-complex="Calibri1" style:font-size-complex="6pt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style:font-name="FreeSans" fo:font-size="6pt" fo:language="gl" fo:country="ES" fo:font-weight="bold" officeooo:rsid="014e8ab7" officeooo:paragraph-rsid="014e8ab7" style:font-size-asian="5.25pt" style:font-weight-asian="bold" style:font-name-complex="Calibri1" style:font-size-complex="6pt" style:font-weight-complex="bold"/>
    </style:style>
    <style:style style:name="P30" style:family="paragraph" style:parent-style-name="Text_20_body" style:list-style-name="L18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6pt" fo:language="gl" fo:country="ES" fo:font-weight="bold" officeooo:rsid="02104caf" officeooo:paragraph-rsid="02104caf" style:font-size-asian="5.25pt" style:font-weight-asian="bold" style:font-name-complex="Calibri1" style:font-size-complex="6pt" style:font-weight-complex="bold"/>
    </style:style>
    <style:style style:name="P31" style:family="paragraph" style:parent-style-name="Text_20_body" style:list-style-name="L18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6pt" fo:language="gl" fo:country="ES" fo:font-weight="bold" officeooo:rsid="02104caf" officeooo:paragraph-rsid="0210a357" style:font-size-asian="5.25pt" style:font-weight-asian="bold" style:font-name-complex="Calibri1" style:font-size-complex="6pt" style:font-weight-complex="bold"/>
    </style:style>
    <style:style style:name="P32" style:family="paragraph" style:parent-style-name="Text_20_body" style:list-style-name="L18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6pt" fo:language="gl" fo:country="ES" fo:font-weight="bold" officeooo:rsid="0210a357" officeooo:paragraph-rsid="0210a357" style:font-size-asian="5.25pt" style:font-weight-asian="bold" style:font-name-complex="Calibri1" style:font-size-complex="6pt" style:font-weight-complex="bold"/>
    </style:style>
    <style:style style:name="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style:use-window-font-color="true" style:font-name="Ubuntu" fo:font-size="6pt" fo:font-weight="bold" officeooo:rsid="01ec6e58" style:font-size-asian="6pt" style:font-weight-asian="bold" style:font-size-complex="6pt" style:font-weight-complex="bold"/>
    </style:style>
    <style:style style:name="T3" style:family="text">
      <style:text-properties style:use-window-font-color="true" style:font-name="Ubuntu" fo:font-size="6pt" fo:font-weight="bold" officeooo:rsid="00112a49" style:font-size-asian="6pt" style:font-weight-asian="bold" style:font-size-complex="6pt" style:font-weight-complex="bold"/>
    </style:style>
    <style:style style:name="T4" style:family="text">
      <style:text-properties style:use-window-font-color="true" style:font-name="Ubuntu" fo:font-size="6pt" fo:font-weight="bold" officeooo:rsid="01f34b0e" style:font-size-asian="6pt" style:font-weight-asian="bold" style:font-size-complex="6pt" style:font-weight-complex="bold"/>
    </style:style>
    <style:style style:name="T5" style:family="text">
      <style:text-properties style:use-window-font-color="true" style:font-name="Ubuntu" fo:font-size="6pt" fo:font-weight="normal" officeooo:rsid="01f34b0e" style:font-size-asian="6pt" style:font-weight-asian="normal" style:font-size-complex="6pt" style:font-weight-complex="normal"/>
    </style:style>
    <style:style style:name="T6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T7" style:family="text">
      <style:text-properties officeooo:rsid="004d5155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2104caf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3c0135" style:font-weight-asian="normal" style:font-weight-complex="normal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227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6c8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79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font-weight="bold" officeooo:rsid="02104caf" style:font-weight-asian="bold" style:font-weight-complex="bold"/>
    </style:style>
    <style:style style:name="T23" style:family="text">
      <style:text-properties fo:font-weight="bold" officeooo:rsid="0210a357" style:font-weight-asian="bold" style:font-weight-complex="bold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2104caf"/>
    </style:style>
    <style:style style:name="T26" style:family="text">
      <style:text-properties officeooo:rsid="0210a3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<text:span text:style-name="T19">PRÁCTICA MME – UD0</text:span><text:span text:style-name="T20">4</text:span><text:span text:style-name="T19">-0</text:span><text:span text:style-name="T21">3</text:span><text:span text:style-name="T19">: </text:span><text:span text:style-name="T21">BIOS [</text:span><text:span text:style-name="T14">Cooler Master</text:span><text:span text:style-name="T13"> </text:span><text:span text:style-name="T15">AMD</text:span><text:span text:style-name="T16">]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8">NÚMERO DE GRUPO</text:p>
          </table:table-cell>
          <table:table-cell table:style-name="IntegrantesGrupo.B2" office:value-type="string">
            <text:p text:style-name="P7">FUNCIÓNS</text:p>
          </table:table-cell>
          <table:table-cell table:style-name="IntegrantesGrupo.C2" office:value-type="string">
            <text:p text:style-name="P12">Apelidos, Nome</text:p>
          </table:table-cell>
        </table:table-row>
        <table:table-row>
          <table:table-cell table:style-name="IntegrantesGrupo.A5" table:number-rows-spanned="3" office:value-type="string">
            <text:p text:style-name="P4"/>
          </table:table-cell>
          <table:table-cell table:style-name="IntegrantesGrupo.B3" office:value-type="string">
            <text:p text:style-name="P10"><text:s/>Coordinador/a:</text:p>
          </table:table-cell>
          <table:table-cell table:style-name="IntegrantesGrupo.C3">
            <text:p text:style-name="P5"/>
          </table:table-cell>
        </table:table-row>
        <table:table-row>
          <table:covered-table-cell/>
          <table:table-cell table:style-name="IntegrantesGrupo.B4" office:value-type="string">
            <text:p text:style-name="P10"><text:s/>Limpeza:</text:p>
          </table:table-cell>
          <table:table-cell table:style-name="IntegrantesGrupo.C4">
            <text:p text:style-name="P5"/>
          </table:table-cell>
        </table:table-row>
        <table:table-row table:style-name="IntegrantesGrupo.6">
          <table:covered-table-cell/>
          <table:table-cell table:style-name="IntegrantesGrupo.B5" office:value-type="string">
            <text:p text:style-name="P11"><text:span text:style-name="T11"><text:s/></text:span><text:span text:style-name="T12">D</text:span><text:span text:style-name="T11">ocumentación:</text:span></text:p>
          </table:table-cell>
          <table:table-cell table:style-name="IntegrantesGrupo.C5">
            <text:p text:style-name="P6"/>
          </table:table-cell>
        </table:table-row>
        <table:table-row table:style-name="IntegrantesGrupo.6">
          <table:table-cell table:style-name="IntegrantesGrupo.A6" table:number-columns-spanned="3" office:value-type="string">
            <text:p text:style-name="P28"><text:span text:style-name="T25">Material:</text:span></text:p>
            <text:list xml:id="list2207587975" text:style-name="L18">
              <text:list-item>
                <text:p text:style-name="P31">Manual da placa base. </text:p>
              </text:list-item>
              <text:list-item>
                <text:p text:style-name="P31">Pendrive de práctricas. </text:p>
              </text:list-item>
              <text:list-item>
                <text:p text:style-name="P32">Firmware da BIOS: <text:a xlink:type="simple" xlink:href="https://edubelay.github.io/MME-blog/unidade04/t04-bios-tools/FIRMWARE-BIOS-M4A78LT-M-ASUS-0802.zip" text:style-name="Internet_20_link" text:visited-style-name="Visited_20_Internet_20_Link">https://edubelay.github.io/MME-blog/unidade04/t04-bios-tools/FIRMWARE-BIOS-M4A78LT-M-ASUS-0802.zip</text:a> </text:p>
              </text:list-item>
            </text:list>
          </table:table-cell>
          <table:covered-table-cell/>
          <table:covered-table-cell/>
        </table:table-row>
      </table:table>
      <text:p text:style-name="P29"/>
      <table:table table:name="Tabla1" table:style-name="Tabla1" table:template-name="Simple Grid Columns">
        <table:table-column table:style-name="Tabla1.A"/>
        <table:table-row table:style-name="Tabla1.1">
          <table:table-cell table:style-name="Tabla1.A1" office:value-type="string">
            <text:p text:style-name="P15"><text:span text:style-name="T17">A) </text:span><text:span text:style-name="T18">Como actualizar a BIOS dende Windows. </text:span></text:p>
          </table:table-cell>
        </table:table-row>
        <table:table-row table:style-name="Tabla1.6">
          <table:table-cell table:style-name="Tabla1.A2" office:value-type="string">
            <text:p text:style-name="P17">Nesta práctica tes que consultar o manual da placa base e indagar cal é o procedemento para instalar unha actualización da BIOS dende en windows. </text:p>
          </table:table-cell>
        </table:table-row>
        <table:table-row table:style-name="Tabla1.6">
          <table:table-cell table:style-name="Tabla1.A2" office:value-type="string">
            <text:list xml:id="list201302770" text:style-name="L17">
              <text:list-item>
                <text:p text:style-name="P18">En que páxina do manual aparece?</text:p>
              </text:list-item>
            </text:list>
          </table:table-cell>
        </table:table-row>
        <table:table-row table:style-name="Tabla1.4">
          <table:table-cell table:style-name="Tabla1.A2" office:value-type="string">
            <text:p text:style-name="P20">Páxina 41 ( 2.1.1 ASUS Update utility)</text:p>
          </table:table-cell>
        </table:table-row>
        <table:table-row table:style-name="Tabla1.6">
          <table:table-cell table:style-name="Tabla1.A2" office:value-type="string">
            <text:list xml:id="list104222647749690" text:continue-numbering="true" text:style-name="L17">
              <text:list-item>
                <text:p text:style-name="P18">Describe o procedemento para realizar a actualización. </text:p>
              </text:list-item>
            </text:list>
          </table:table-cell>
        </table:table-row>
        <table:table-row table:style-name="Tabla1.6">
          <table:table-cell table:style-name="Tabla1.A2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<text:span text:style-name="T18">B</text:span><text:span text:style-name="T17">) </text:span><text:span text:style-name="T18">Como actualizar a BIOS dende Windows. </text:span></text:p>
          </table:table-cell>
        </table:table-row>
        <table:table-row table:style-name="Tabla2.12">
          <table:table-cell table:style-name="Tabla2.A2" office:value-type="string">
            <text:p text:style-name="P17">Nesta práctica tes que consultar o manual da placa base e indagar cal é o procedemento para instalar unha actualización da BIOS dende en windows. </text:p>
          </table:table-cell>
        </table:table-row>
        <table:table-row table:style-name="Tabla2.12">
          <table:table-cell table:style-name="Tabla2.A2" office:value-type="string">
            <text:list xml:id="list104222474939661" text:continue-numbering="true" text:style-name="L17">
              <text:list-item>
                <text:p text:style-name="P19">En que páxina do manual aparece?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25">Páxina 42 ( 2.1.2 ASUS EZ Flash 2 utility)</text:p>
          </table:table-cell>
        </table:table-row>
        <table:table-row table:style-name="Tabla2.12">
          <table:table-cell table:style-name="Tabla2.A2" office:value-type="string">
            <text:list xml:id="list104222782682061" text:continue-numbering="true" text:style-name="L17">
              <text:list-item>
                <text:p text:style-name="P24"><text:span text:style-name="T9">Como podemos entrar na opción “ASUS EZ Flash 2 utility” </text:span></text:p>
              </text:list-item>
            </text:list>
          </table:table-cell>
        </table:table-row>
        <table:table-row table:style-name="Tabla2.12">
          <table:table-cell table:style-name="Tabla2.A2" office:value-type="string">
            <text:p text:style-name="P26"><text:span text:style-name="T24">Alt+F2 durante o proceso de POST</text:span></text:p>
            <text:p text:style-name="P17"/>
          </table:table-cell>
        </table:table-row>
        <table:table-row table:style-name="Tabla2.12">
          <table:table-cell table:style-name="Tabla2.A2" office:value-type="string">
            <text:list xml:id="list104223024098439" text:continue-numbering="true" text:style-name="L17">
              <text:list-item>
                <text:p text:style-name="P22"><text:span text:style-name="T10">Que formato de disco soporta a ferramenta de Asus EZ Flash ?</text:span><text:span text:style-name="T8"> <text:s/></text:span></text:p>
              </text:list-item>
            </text:list>
          </table:table-cell>
        </table:table-row>
        <table:table-row table:style-name="Tabla2.12">
          <table:table-cell table:style-name="Tabla2.A2" office:value-type="string">
            <text:p text:style-name="P27">FAT32/16</text:p>
          </table:table-cell>
        </table:table-row>
        <table:table-row table:style-name="Tabla2.12">
          <table:table-cell table:style-name="Tabla2.A2" office:value-type="string">
            <text:list xml:id="list104221928535584" text:continue-numbering="true" text:style-name="L17">
              <text:list-item>
                <text:p text:style-name="P22"><text:span text:style-name="T10">Que advertencia nos fai o manual para o proceso de actualización?</text:span><text:span text:style-name="T8"> <text:s/></text:span></text:p>
              </text:list-item>
            </text:list>
          </table:table-cell>
        </table:table-row>
        <table:table-row table:style-name="Tabla2.12">
          <table:table-cell table:style-name="Tabla2.A2" office:value-type="string">
            <text:p text:style-name="P21">No apaguemos o equipo durante o proceso de actualización porque o sistema fallará. </text:p>
          </table:table-cell>
        </table:table-row>
        <table:table-row table:style-name="Tabla2.12">
          <table:table-cell table:style-name="Tabla2.A2" office:value-type="string">
            <text:list xml:id="list104221547931321" text:continue-numbering="true" text:style-name="L17">
              <text:list-item>
                <text:p text:style-name="P22"><text:span text:style-name="T22">Documenta a continuación o proceso de actualización da BIOS empregando EZ Flash. </text:span><text:span text:style-name="T23">Para elo saca fotografías e redacta en texto os pasos seguidos. Todo este material tense que entregar nunha presentación. <text:s text:c="2"/></text:span></text:p>
              </text:list-item>
            </text:list>
          </table:table-cell>
        </table:table-row>
        <table:table-row table:style-name="Tabla2.12">
          <table:table-cell table:style-name="Tabla2.A2" office:value-type="string"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152cm" loext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style:font-name="Ubuntu" fo:font-size="6pt" fo:font-weight="bold" officeooo:rsid="01ec6e58" style:font-size-asian="6pt" style:font-weight-asian="bold" style:font-size-complex="6pt" style:font-weight-complex="bold"/>
    </style:style>
    <style:style style:name="MT3" style:family="text">
      <style:text-properties style:use-window-font-color="true" style:font-name="Ubuntu" fo:font-size="6pt" fo:font-weight="bold" officeooo:rsid="00112a49" style:font-size-asian="6pt" style:font-weight-asian="bold" style:font-size-complex="6pt" style:font-weight-complex="bold"/>
    </style:style>
    <style:style style:name="MT4" style:family="text">
      <style:text-properties style:use-window-font-color="true" style:font-name="Ubuntu" fo:font-size="6pt" fo:font-weight="bold" officeooo:rsid="01f34b0e" style:font-size-asian="6pt" style:font-weight-asian="bold" style:font-size-complex="6pt" style:font-weight-complex="bold"/>
    </style:style>
    <style:style style:name="MT5" style:family="text">
      <style:text-properties style:use-window-font-color="true" style:font-name="Ubuntu" fo:font-size="6pt" fo:font-weight="normal" officeooo:rsid="01f34b0e" style:font-size-asian="6pt" style:font-weight-asian="normal" style:font-size-complex="6pt" style:font-weight-complex="normal"/>
    </style:style>
    <style:style style:name="MT6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MT7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3" text:anchor-type="char" svg:x="-0.131cm" svg:y="0.048cm" svg:width="2.593cm" svg:height="0.961cm" draw:z-index="0"><draw:image xlink:href="Pictures/100000000000010300000060C92216BF1CE933B1.png" xlink:type="simple" xlink:show="embed" xlink:actuate="onLoad" loext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0"><draw:image xlink:href="Pictures/100000000000010300000060C92216BF1CE933B1.png" xlink:type="simple" xlink:show="embed" xlink:actuate="onLoad" loext:mime-type="image/png"/></draw:frame><text:span text:style-name="MT1"><text:line-break/><text:tab/></text:span><text:span text:style-name="MT2">T</text:span><text:span text:style-name="MT3">his work is </text:span><text:span text:style-name="MT4">licensed under a creative commons attribution 4.0 international license.</text:span><text:span text:style-name="MT5"> </text:span><text:span text:style-name="MT6"><text:tab/><text:tab/><text:tab/> <text:s text:c="4"/></text:span>Pá<text:span text:style-name="MT7">x</text:span>ina <text:page-number text:select-page="current">2</text:page-number><text:s/>de <text:page-count>1</text:page-count></text:p>
        <text:p text:style-name="MP2"/>
      </style:footer>
      <loext:footer-first>
        <text:p text:style-name="MP3">Pá<text:span text:style-name="MT7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02</meta:editing-cycles>
    <meta:creation-date>2019-11-09T13:25:03.151138236</meta:creation-date>
    <meta:editing-duration>PT22H18M14S</meta:editing-duration>
    <meta:generator>LibreOffice/6.4.3.2$Windows_X86_64 LibreOffice_project/747b5d0ebf89f41c860ec2a39efd7cb15b54f2d8</meta:generator>
    <dc:subject>UD04 - PRÁCTICA 3 – Bios Cooler Master AMD</dc:subject>
    <dc:title>Taller - MME</dc:title>
    <dc:date>2023-01-24T10:42:20.814000000</dc:date>
    <meta:document-statistic meta:table-count="3" meta:image-count="2" meta:object-count="0" meta:page-count="1" meta:paragraph-count="29" meta:word-count="244" meta:character-count="1543" meta:non-whitespace-character-count="13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